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7" style:parent-style-name="Standard" style:family="paragraph">
      <style:paragraph-properties fo:break-before="page"/>
    </style:style>
    <style:style style:name="P18" style:parent-style-name="Standard" style:family="paragraph">
      <style:paragraph-properties fo:text-align="center"/>
      <style:text-properties fo:font-weight="bold" style:font-weight-asian="bold" style:font-weight-complex="bold" fo:font-size="16pt" style:font-size-asian="16pt" style:font-size-complex="16pt"/>
    </style:style>
    <style:style style:name="P19" style:parent-style-name="ContentsHeading" style:family="paragraph">
      <style:paragraph-properties>
        <style:tab-stops>
          <style:tab-stop style:type="right" style:leader-style="dotted" style:leader-text="." style:position="6.5in"/>
        </style:tab-stops>
      </style:paragraph-properties>
    </style:style>
    <style:style style:name="P20" style:parent-style-name="Standard" style:family="paragraph">
      <style:paragraph-properties fo:break-before="page"/>
    </style:style>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paragraph-properties fo:text-indent="0.25in"/>
    </style:style>
    <style:style style:name="P26" style:parent-style-name="Standard" style:family="paragraph">
      <style:paragraph-properties fo:text-indent="0.25in"/>
    </style:style>
    <style:style style:name="T27" style:parent-style-name="DefaultParagraphFont" style:family="text">
      <style:text-properties fo:font-style="italic" style:font-style-asian="italic"/>
    </style:style>
    <style:style style:name="T28" style:parent-style-name="DefaultParagraphFont" style:family="text">
      <style:text-properties fo:font-size="10pt" style:font-size-asian="10pt" style:font-size-complex="10pt" fo:background-color="#DDDDDD"/>
    </style:style>
    <style:style style:name="T29" style:parent-style-name="DefaultParagraphFont" style:family="text">
      <style:text-properties fo:font-size="10pt" style:font-size-asian="10pt" style:font-size-complex="10pt" fo:background-color="#DDDDDD"/>
    </style:style>
    <style:style style:name="T30" style:parent-style-name="DefaultParagraphFont" style:family="text">
      <style:text-properties fo:font-size="9pt" style:font-size-asian="9pt" style:font-size-complex="9pt" fo:background-color="#DDDDDD"/>
    </style:style>
    <style:style style:name="P31" style:parent-style-name="Standard" style:family="paragraph"/>
    <style:style style:name="P32" style:parent-style-name="Standard" style:family="paragraph">
      <style:text-properties fo:font-style="italic" style:font-style-asian="italic" style:font-style-complex="italic"/>
    </style:style>
    <style:style style:name="P33" style:parent-style-name="Standard" style:family="paragraph">
      <style:text-properties fo:font-style="italic" style:font-style-asian="italic" style:font-style-complex="italic"/>
    </style:style>
    <style:style style:name="P34" style:parent-style-name="Standard" style:family="paragraph"/>
    <style:style style:name="P35" style:parent-style-name="Standard" style:family="paragraph">
      <style:text-properties fo:font-style="italic" style:font-style-asian="italic" style:font-style-complex="italic"/>
    </style:style>
    <style:style style:name="P36" style:parent-style-name="Standard" style:family="paragraph">
      <style:text-properties fo:font-style="italic" style:font-style-asian="italic" style:font-style-complex="italic"/>
    </style:style>
    <style:style style:name="P37" style:parent-style-name="Standard" style:family="paragraph"/>
    <style:style style:name="P38" style:parent-style-name="Standard" style:family="paragraph"/>
    <style:style style:name="P39" style:parent-style-name="Standard" style:family="paragraph"/>
    <style:style style:name="T40" style:parent-style-name="DefaultParagraphFont" style:family="text">
      <style:text-properties fo:font-size="10pt" style:font-size-asian="10pt" style:font-size-complex="10pt" fo:background-color="#DDDDDD"/>
    </style:style>
    <style:style style:name="T41" style:parent-style-name="DefaultParagraphFont" style:family="text">
      <style:text-properties style:text-position="super 66.6%"/>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P17"/>
      <text:p text:style-name="P18"/>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9">Table of Contents</text:p>
          <text:p text:style-name="Contents1"><text:s/>1 Scope<text:tab/>3</text:p>
          <text:p text:style-name="Contents1"><text:s/>2 Referenced Documents/Links<text:tab/>3</text:p>
          <text:p text:style-name="Contents2"><text:s/>2.1 Smartsheet Project Plan<text:tab/>3</text:p>
          <text:p text:style-name="Contents2"><text:s/>2.2 Requirements Document<text:tab/>3</text:p>
          <text:p text:style-name="Contents2"><text:s/>2.3 Microsoft Teams<text:s/><text:tab/>3</text:p>
          <text:p text:style-name="Contents1"><text:s/>3 Project Overview<text:tab/>3</text:p>
          <text:p text:style-name="Contents2"><text:s/>3.1 Project Schedule<text:tab/>3</text:p>
          <text:p text:style-name="Contents1"><text:s/>4 Plans for<text:s/>Software Development<text:tab/>4</text:p>
          <text:p text:style-name="Contents2"><text:s/>4.1 Project Planning – Tracking – Team<text:tab/>4</text:p>
          <text:p text:style-name="Contents2"><text:s/>4.2 Code Reviews<text:tab/>4</text:p>
          <text:p text:style-name="Contents1"><text:s/>5 Software Testing<text:tab/>4</text:p>
          <text:p text:style-name="Contents2"><text:s/>5.1 Software Release Approach<text:tab/>4</text:p>
          <text:p text:style-name="Contents1"><text:s/>6 Software Development Environment<text:tab/>5</text:p>
          <text:p text:style-name="Contents1"><text:s/>7 Requirements and Traceability<text:tab/>5</text:p>
          <text:p text:style-name="Contents1"><text:s/>8 System Design<text:tab/>5</text:p>
          <text:p text:style-name="Contents1"><text:s/>9 Configuration Management<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h text:style-name="Heading1" text:outline-level="1">Intro</text:h>
      <text:p text:style-name="Standard"><text:tab/>This document provides some general tips and useful information for anyone working with the Javascript, HTML, and CSS of the Academy Management project.</text:p>
      <text:p text:style-name="Standard"/>
      <text:p text:style-name="Standard"/>
      <text:h text:style-name="Heading1" text:outline-level="1">Libraries, Standards</text:h>
      <text:p text:style-name="Standard"><text:tab/>It should be noted that the Academy<text:s/>project is an internal application and does not have external-facing requirements. Because of this, we will use simpler standards and assumptions about end users and the computer resources they have.</text:p>
      <text:h text:style-name="Heading2" text:outline-level="2">HTML / CSS</text:h>
      <text:p text:style-name="Standard"><text:tab/>Code will make use of HTML 5 and CSS3 standards. Efforts will not be taken to make the application compatible with old versions of browsers.</text:p>
      <text:p text:style-name="Standard"><text:tab/>One thing of note is that we will be trying to break up files into smaller pieces so that distributed work can be performed.</text:p>
      <text:p text:style-name="Standard"/>
      <text:h text:style-name="Heading2" text:outline-level="2">Javascript</text:h>
      <text:p text:style-name="Standard"><text:tab/>The team is free to<text:s/>use the latest Javascript syntax as long as they verify it functions with the current version of PF's default browser (at this time it was Chrome).</text:p>
      <text:p text:style-name="Standard"/>
      <text:p text:style-name="Standard"><text:tab/>Frameworks are not being used, but several libraries will be. The team is encouraged to use as many free on-line resources for learning the following libraries:</text:p>
      <text:list text:style-name="LFO2" text:continue-numbering="true">
        <text:list-item>
          <text:p text:style-name="P21">jQuery</text:p>
        </text:list-item>
        <text:list-item>
          <text:p text:style-name="P22">jQuery Datatables</text:p>
        </text:list-item>
        <text:list-item>
          <text:p text:style-name="P23">C3.js</text:p>
        </text:list-item>
        <text:list-item>
          <text:p text:style-name="P24">D3.js</text:p>
        </text:list-item>
      </text:list>
      <text:p text:style-name="P25"/>
      <text:p text:style-name="P26">It is highly recommended to type everything in lowercase. This is not possible when using certain Javascript built-in functions (e.g. toLowerCase()) and certain libray functions (.DataTable….).<text:s/>In those cases the built-in function will usually have custom coloring anyway due to the text editor (e.g. Visual Code, Sublime, etc, will color code Javascript keywords/functions). Note that<text:s/>code tools use case-sensitive searches. Thus searching for ‘thisKindOfThing’ will<text:s/><text:span text:style-name="T27">not</text:span><text:s/>find the same items as searching for ‘thiskindofthing’. For long variable names, use underscores (‘_’) to separate words. This does go against the general standards used by Javascript pundits. But we are not here to satisfy pundits, we are here to do what is most efficient for us. Lowercase naming means there is no question as to how to search for a variable or function name – and it is not subject to individual concepts of where to capitalize letters.<text:s/></text:p>
      <text:p text:style-name="Standard"/>
      <text:h text:style-name="Heading2" text:outline-level="2">General Design for Javascript Code</text:h>
      <text:p text:style-name="Standard"/>
      <text:soft-page-break/>
      <text:h text:style-name="Heading3" text:outline-level="3">Data for Javascript</text:h>
      <text:p text:style-name="Standard"><text:tab/>Generally, code should use the<text:s/><text:span text:style-name="T28">let varname=</text:span><text:s/>syntax to limit the scope of variables. Recall if scope is<text:s/>not specified, variables become global. And global variables can easily collide (different code trying to use the same variable for different purposes).</text:p>
      <text:p text:style-name="Standard"><text:tab/>There are cases where data is desired to be global. For example, lists of Academies, course content, lookup lists, and so on. Thus, the architecture will use one key global object called “dataobj” - data can be 'hung off' this that is desired to be global and accessible, and persistent, across different operations. For example, after retrieving an array of data from a data request:</text:p>
      <text:p text:style-name="Standard"><text:tab/><text:span text:style-name="T29">dataobj.mydataset = &lt;data returned from request&gt;</text:span></text:p>
      <text:p text:style-name="Standard">Example of <text:s/>holding on to a subset of an array:</text:p>
      <text:p text:style-name="Standard"><text:tab/><text:span text:style-name="T30">dataobj.currentweek = dataobj.mydataset.filter(function(item){return item.val = 2});</text:span></text:p>
      <text:p text:style-name="Standard"/>
      <text:p text:style-name="Standard">Here is a list of data arrays/objects that will be global:</text:p>
      <text:list text:style-name="LFO7" text:continue-numbering="true">
        <text:list-item>
          <text:p text:style-name="P31">dataobj.</text:p>
        </text:list-item>
      </text:list>
      <text:p text:style-name="Standard"/>
      <text:p text:style-name="Standard"/>
      <text:h text:style-name="Heading3" text:outline-level="3">Reading and Writing Data</text:h>
      <text:p text:style-name="Standard">[Post method<text:s/>– jQuery $.post. Talk about promises, etc. PHP is middle piece that will work with all data exchange.]</text:p>
      <text:p text:style-name="Standard"/>
      <text:p text:style-name="Standard"/>
      <text:h text:style-name="Heading2" text:outline-level="2">Coding Standards</text:h>
      <text:p text:style-name="Standard"/>
      <text:h text:style-name="Heading3" text:outline-level="3">HTML naming, Javascript POSTing, etc</text:h>
      <text:p text:style-name="Standard"><text:tab/>The following should be viewed as suggested standards. Items in italics should be<text:s/>considered fairly rigid standards.</text:p>
      <text:list text:style-name="LFO3" text:continue-numbering="true">
        <text:list-item>
          <text:p text:style-name="P32">HTML elements for data entry should be very close or exactly the same as the corresponding database field/column name (e.g. database: “age”, HTML text input name “bio-age”).</text:p>
        </text:list-item>
        <text:list-item>
          <text:p text:style-name="P33">When posting data<text:s/>($.post()..), passed<text:s/>variables (key names)<text:s/>should start with “p_”</text:p>
        </text:list-item>
        <text:list-item>
          <text:p text:style-name="P34"/>
        </text:list-item>
      </text:list>
      <text:p text:style-name="Standard"/>
      <text:p text:style-name="Standard"/>
      <text:h text:style-name="Heading3" text:outline-level="3">PHP variables, Stored Procedure invocation, etc</text:h>
      <text:p text:style-name="Standard"><text:tab/>The following should be viewed as suggested standards. Items in bold should be considered fairly rigid standards.</text:p>
      <text:list text:style-name="LFO4" text:continue-numbering="true">
        <text:list-item>
          <text:p text:style-name="P35">When pulling passed parameters of a POST into variables, the variable name should<text:s/>start with “$v_”. Note: thus easy visual association – passed: “p_age”, stored in “$v_age” and so on.</text:p>
        </text:list-item>
        <text:list-item>
          <text:p text:style-name="P36">When executing a stored procedure that requires parameters, use the query_params() function.</text:p>
        </text:list-item>
        <text:list-item>
          <text:p text:style-name="P37"/>
        </text:list-item>
      </text:list>
      <text:p text:style-name="Standard"/>
      <text:p text:style-name="Standard"/>
      <text:soft-page-break/>
      <text:h text:style-name="Heading1" text:outline-level="1">Tips, Utilities, Suggestions</text:h>
      <text:p text:style-name="Standard"/>
      <text:h text:style-name="Heading2" text:outline-level="2">DataTables</text:h>
      <text:p text:style-name="Standard"/>
      <text:h text:style-name="Heading3" text:outline-level="3">Working with data of a DataTable:</text:h>
      <text:p text:style-name="Standard"/>
      <text:list text:style-name="LFO5" text:continue-numbering="true">
        <text:list-item>
          <text:p text:style-name="P38"><text:a xlink:href="https://datatables.net/reference/api/rows().data" office:target-frame-name="_top" xlink:show="replace">https://datatables.net/reference/api/rows().data</text:a>() - can get access to an array of objects that have data values of the DataTable</text:p>
        </text:list-item>
      </text:list>
      <text:p text:style-name="Standard"/>
      <text:p text:style-name="Standard"/>
      <text:h text:style-name="Heading3" text:outline-level="3">General Javascript tips</text:h>
      <text:list text:style-name="LFO6" text:continue-numbering="true">
        <text:list-item>
          <text:p text:style-name="P39">To copy an<text:s/>array:<text:s/><text:span text:style-name="T40">let newarr = oldarr.slice(0);</text:span><text:s/>note that let newarr = oldarr just creates a 2<text:span text:style-name="T41">nd</text:span><text:s/>reference to the original data. Thus if we did newarr[1] = 'hahaha', then suddenly oldarr[1] would also be set to 'hahaha'. Doing the slice make a 'real' copy</text:p>
        </text:list-item>
      </text:list>
      <text:p text:style-name="Standard"/>
      <text:p text:style-name="Standard"/>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2.3083in" style:use-optimal-column-width="false"/>
    </style:style>
    <style:style style:name="TableColumn4" style:family="table-column">
      <style:table-column-properties style:column-width="2.3083in" style:use-optimal-column-width="false"/>
    </style:style>
    <style:style style:name="TableColumn5" style:family="table-column">
      <style:table-column-properties style:column-width="2.3083in" style:use-optimal-column-width="false"/>
    </style:style>
    <style:style style:name="Table2"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text-properties fo:font-size="10pt" style:font-size-asian="10pt" style:font-size-complex="10pt"/>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TableContents" style:family="paragraph">
      <style:text-properties fo:font-size="10pt" style:font-size-asian="10pt" style:font-size-complex="10pt"/>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text:span text:style-name="T11">Page<text:s/></text:span><text:span text:style-name="T12"><text:page-number text:fixed="false">1</text:page-number></text:span><text:span text:style-name="T13">of<text:s/></text:span><text:span text:style-name="T14"><text:page-count>5</text:page-count></text:span></text:p>
            </table:table-cell>
            <table:table-cell table:style-name="TableCell15">
              <text:p text:style-name="P16"/>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C</meta:initial-creator>
    <dc:creator>Charles Coleman</dc:creator>
    <meta:creation-date>2019-11-10T10:28:00Z</meta:creation-date>
    <dc:date>2019-11-22T13:09:00Z</dc:date>
    <meta:template xlink:href="Normal.dotm" xlink:type="simple"/>
    <meta:editing-cycles>11</meta:editing-cycles>
    <meta:editing-duration>PT135180S</meta:editing-duration>
    <meta:document-statistic meta:page-count="5" meta:paragraph-count="10" meta:word-count="755" meta:character-count="5052" meta:row-count="35" meta:non-whitespace-character-count="4307"/>
  </office:meta>
</office:document-meta>
</file>